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2">T</text:span><text:span text:style-name="_33_9">h</text:span><text:span text:style-name="_36_3">e</text:span><text:span text:style-name="_31_"> </text:span><text:span text:style-name="_35_0">D</text:span><text:span text:style-name="_36_3">e</text:span><text:span text:style-name="_31_3">c</text:span><text:span text:style-name="_34_7">l</text:span><text:span text:style-name="_37_4">a</text:span><text:span text:style-name="_31_7">r</text:span><text:span text:style-name="_33_8">a</text:span><text:span text:style-name="_37_5">t</text:span><text:span text:style-name="_31_3">i</text:span><text:span text:style-name="_33_9">o</text:span><text:span text:style-name="_35_8">n</text:span><text:span text:style-name="_31_"> </text:span><text:span text:style-name="_33_9">o</text:span><text:span text:style-name="_36_5">f</text:span><text:span text:style-name="_31_"> </text:span><text:span text:style-name="_33_8">I</text:span><text:span text:style-name="_37_4">n</text:span><text:span text:style-name="_31_9">d</text:span><text:span text:style-name="_34_3">e</text:span><text:span text:style-name="_37_4">p</text:span><text:span text:style-name="_31_8">e</text:span><text:span text:style-name="_35_0">n</text:span><text:span text:style-name="_36_9">d</text:span><text:span text:style-name="_38_">e</text:span><text:span text:style-name="_33_8">n</text:span><text:span text:style-name="_37_4">c</text:span><text:span text:style-name="_31_9">e</text:span></text:p>
      <text:p text:style-name="P1"><text:span text:style-name="_31_8">I</text:span><text:span text:style-name="_33_3">N</text:span><text:span text:style-name="_35_1"> </text:span><text:span text:style-name="_37_">C</text:span><text:span text:style-name="_34_4">O</text:span><text:span text:style-name="_37_3">N</text:span><text:span text:style-name="_32_5">G</text:span><text:span text:style-name="_34_3">R</text:span><text:span text:style-name="_35_8">E</text:span><text:span text:style-name="_31_4">S</text:span><text:span text:style-name="_33_3">S</text:span><text:span text:style-name="_37_4">,</text:span><text:span text:style-name="_31_"> </text:span><text:span text:style-name="_34_5">J</text:span><text:span text:style-name="_36_8">u</text:span><text:span text:style-name="_38_">l</text:span><text:span text:style-name="_34_9">y</text:span><text:span text:style-name="_35_1"> </text:span><text:span text:style-name="_32_3">4</text:span><text:span text:style-name="_35_0">,</text:span><text:span text:style-name="_35_1"> </text:span><text:span text:style-name="_31_5">1</text:span><text:span text:style-name="_33_2">7</text:span><text:span text:style-name="_37_5">7</text:span><text:span text:style-name="_31_8">6</text:span><text:span text:style-name="_34_9">.</text:span></text:p>
      <text:p text:style-name="P1"><text:span text:style-name="_32_4">T</text:span><text:span text:style-name="_34_5">h</text:span><text:span text:style-name="_37_5">e</text:span><text:span text:style-name="_31_"> </text:span><text:span text:style-name="_35_0">u</text:span><text:span text:style-name="_37_3">n</text:span><text:span text:style-name="_31_7">a</text:span><text:span text:style-name="_34_2">n</text:span><text:span text:style-name="_36_8">i</text:span><text:span text:style-name="_32_0">m</text:span><text:span text:style-name="_33_4">o</text:span><text:span text:style-name="_36_7">u</text:span><text:span text:style-name="_32_4">s</text:span><text:span text:style-name="_32_6"> </text:span><text:span text:style-name="_37_2">D</text:span><text:span text:style-name="_31_3">e</text:span><text:span text:style-name="_33_9">c</text:span><text:span text:style-name="_36_3">l</text:span><text:span text:style-name="_39_">a</text:span><text:span text:style-name="_33_2">r</text:span><text:span text:style-name="_36_7">a</text:span><text:span text:style-name="_32_4">t</text:span><text:span text:style-name="_34_3">i</text:span><text:span text:style-name="_36_5">o</text:span><text:span text:style-name="_31_4">n</text:span><text:span text:style-name="_32_6"> </text:span><text:span text:style-name="_36_3">o</text:span><text:span text:style-name="_32_2">f</text:span><text:span text:style-name="_32_6"> </text:span><text:span text:style-name="_36_7">t</text:span><text:span text:style-name="_32_4">h</text:span><text:span text:style-name="_34_8">e</text:span><text:span text:style-name="_35_1"> </text:span><text:span text:style-name="_31_4">t</text:span><text:span text:style-name="_34_2">h</text:span><text:span text:style-name="_37_5">i</text:span><text:span text:style-name="_31_5">r</text:span><text:span text:style-name="_34_7">t</text:span><text:span text:style-name="_36_8">e</text:span><text:span text:style-name="_31_0">e</text:span><text:span text:style-name="_34_5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6:01.44</meta:creation-date>
    <dc:title>Haathi</dc:title>
    <meta:editing-duration>PT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6:08.62</dc:date>
    <meta:template xlink:type="simple" xlink:actuate="onRequest" xlink:title="Haathi" xlink:href="file:///C:/Users/kwa/AppData/Roaming/OpenOffice/4/user/template/Haathi.ott" meta:date="2016-02-23T10:16:01.04"/>
  </office:meta>
</office:document-meta>
</file>